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Chandas" svg:font-family="Chandas" style:font-pitch="variable"/>
    <style:font-face style:name="aakar" svg:font-family="aakar" style:font-pitch="variable"/>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mbria Math1"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P1" style:family="paragraph" style:parent-style-name="Text_20_body">
      <style:text-properties style:font-name="DejaVu Sans" fo:font-size="12pt" style:font-size-asian="12pt" style:font-size-complex="12pt"/>
    </style:style>
    <style:style style:name="P2" style:family="paragraph" style:parent-style-name="Text_20_body">
      <style:text-properties style:font-name="DejaVu Sans" fo:font-size="12pt" officeooo:paragraph-rsid="001d7a84" style:font-size-asian="12pt" style:font-size-complex="12pt"/>
    </style:style>
    <style:style style:name="P3" style:family="paragraph" style:parent-style-name="Text_20_body" style:list-style-name="L1">
      <style:text-properties officeooo:paragraph-rsid="001d7a84"/>
    </style:style>
    <style:style style:name="P4" style:family="paragraph" style:parent-style-name="Text_20_body" style:list-style-name="L1">
      <style:text-properties officeooo:paragraph-rsid="001f2be7"/>
    </style:style>
    <style:style style:name="P5" style:family="paragraph" style:parent-style-name="Text_20_body" style:list-style-name="L1">
      <style:text-properties officeooo:paragraph-rsid="00217d2a"/>
    </style:style>
    <style:style style:name="P6" style:family="paragraph" style:parent-style-name="Text_20_body" style:list-style-name="L1">
      <style:text-properties fo:color="#21409a" officeooo:rsid="001dc464" officeooo:paragraph-rsid="001dc464"/>
    </style:style>
    <style:style style:name="P7" style:family="paragraph" style:parent-style-name="Text_20_body" style:list-style-name="L1">
      <style:text-properties fo:color="#21409a" officeooo:paragraph-rsid="001d7a84"/>
    </style:style>
    <style:style style:name="P8" style:family="paragraph" style:parent-style-name="Text_20_body" style:list-style-name="L1">
      <style:text-properties fo:color="#21409a" officeooo:paragraph-rsid="001f2be7"/>
    </style:style>
    <style:style style:name="P9" style:family="paragraph" style:parent-style-name="Text_20_body" style:list-style-name="L1">
      <style:text-properties fo:color="#21409a" officeooo:rsid="001dc933" officeooo:paragraph-rsid="001dc933"/>
    </style:style>
    <style:style style:name="P10" style:family="paragraph" style:parent-style-name="Text_20_body" style:list-style-name="L5">
      <style:text-properties fo:color="#21409a" officeooo:rsid="001f2be7" officeooo:paragraph-rsid="001f2be7"/>
    </style:style>
    <style:style style:name="P11" style:family="paragraph" style:parent-style-name="Text_20_body" style:list-style-name="L1">
      <style:text-properties fo:color="#21409a" officeooo:rsid="001f94f2" officeooo:paragraph-rsid="001f94f2"/>
    </style:style>
    <style:style style:name="P12" style:family="paragraph" style:parent-style-name="Text_20_body" style:list-style-name="L1">
      <style:text-properties fo:color="#21409a" officeooo:rsid="002048b2" officeooo:paragraph-rsid="002048b2"/>
    </style:style>
    <style:style style:name="P13" style:family="paragraph" style:parent-style-name="Text_20_body" style:list-style-name="L1">
      <style:text-properties fo:color="#21409a" officeooo:rsid="00217d2a" officeooo:paragraph-rsid="00217d2a"/>
    </style:style>
    <style:style style:name="P14" style:family="paragraph" style:parent-style-name="Text_20_body" style:list-style-name="L1">
      <style:text-properties fo:color="#21409a" officeooo:rsid="002288a1" officeooo:paragraph-rsid="002288a1"/>
    </style:style>
    <style:style style:name="P15" style:family="paragraph" style:parent-style-name="Text_20_body" style:list-style-name="L1">
      <style:text-properties fo:color="#21409a" officeooo:rsid="00244739" officeooo:paragraph-rsid="00244739"/>
    </style:style>
    <style:style style:name="P16" style:family="paragraph" style:parent-style-name="Text_20_body" style:list-style-name="L1">
      <style:text-properties fo:color="#21409a" officeooo:rsid="0025556e" officeooo:paragraph-rsid="0025556e"/>
    </style:style>
    <style:style style:name="P17" style:family="paragraph" style:parent-style-name="Text_20_body" style:list-style-name="L1">
      <style:text-properties fo:color="#21409a" officeooo:rsid="0026cc7c" officeooo:paragraph-rsid="0026cc7c"/>
    </style:style>
    <style:style style:name="P18" style:family="paragraph" style:parent-style-name="Text_20_body" style:list-style-name="L1">
      <style:text-properties fo:color="#21409a" officeooo:rsid="0027105e" officeooo:paragraph-rsid="0027105e"/>
    </style:style>
    <style:style style:name="P19" style:family="paragraph" style:parent-style-name="Text_20_body" style:list-style-name="L7">
      <style:text-properties fo:color="#21409a" officeooo:rsid="0027105e" officeooo:paragraph-rsid="00288ca5"/>
    </style:style>
    <style:style style:name="P20" style:family="paragraph" style:parent-style-name="Text_20_body" style:list-style-name="L1">
      <style:text-properties fo:color="#21409a" officeooo:rsid="002a86b8" officeooo:paragraph-rsid="002a86b8"/>
    </style:style>
    <style:style style:name="P21" style:family="paragraph" style:parent-style-name="Text_20_body" style:master-page-name="Standard">
      <style:paragraph-properties style:page-number="auto"/>
      <style:text-properties style:font-name="DejaVu Sans" fo:font-size="12pt" officeooo:rsid="002a86b8" officeooo:paragraph-rsid="002a86b8" style:font-size-asian="12pt" style:font-size-complex="12pt"/>
    </style:style>
    <style:style style:name="T1" style:family="text">
      <style:text-properties style:text-position="super 58%" style:font-name-complex="Times New Roman1"/>
    </style:style>
    <style:style style:name="T2" style:family="text">
      <style:text-properties style:text-position="super 58%" style:font-name="DejaVu Sans" fo:font-size="12pt" style:font-size-asian="12pt" style:font-name-complex="Times New Roman1" style:font-size-complex="12pt"/>
    </style:style>
    <style:style style:name="T3" style:family="text">
      <style:text-properties style:text-position="super 58%" style:font-name="DejaVu Sans" fo:font-size="12pt" officeooo:rsid="001f2be7" style:font-size-asian="12pt" style:font-name-complex="Times New Roman1" style:font-size-complex="12pt"/>
    </style:style>
    <style:style style:name="T4" style:family="text">
      <style:text-properties fo:color="#0d0d0d" style:text-position="super 58%" style:font-name-complex="Times New Roman1"/>
    </style:style>
    <style:style style:name="T5" style:family="text">
      <style:text-properties fo:color="#0d0d0d" style:text-position="super 58%" style:language-asian="ko" style:country-asian="KR" style:font-name-complex="Times New Roman1"/>
    </style:style>
    <style:style style:name="T6" style:family="text">
      <style:text-properties fo:color="#0d0d0d" style:text-position="super 58%" style:font-name="DejaVu Sans" fo:font-size="12pt" style:font-size-asian="12pt" style:font-name-complex="Times New Roman1" style:font-size-complex="12pt"/>
    </style:style>
    <style:style style:name="T7" style:family="text">
      <style:text-properties fo:color="#0d0d0d" style:font-name-complex="Times New Roman1"/>
    </style:style>
    <style:style style:name="T8" style:family="text">
      <style:text-properties fo:color="#0d0d0d" style:language-asian="ko" style:country-asian="KR" style:font-name-complex="Times New Roman1"/>
    </style:style>
    <style:style style:name="T9" style:family="text">
      <style:text-properties fo:color="#0d0d0d" style:font-name="DejaVu Sans" fo:font-size="12pt" officeooo:rsid="001d7a84" style:font-size-asian="12pt" style:font-name-complex="Times New Roman1" style:font-size-complex="12pt"/>
    </style:style>
    <style:style style:name="T10" style:family="text">
      <style:text-properties fo:color="#0d0d0d" style:font-name="DejaVu Sans" fo:font-size="12pt" style:font-size-asian="12pt" style:font-name-complex="Times New Roman1" style:font-size-complex="12pt"/>
    </style:style>
    <style:style style:name="T11" style:family="text">
      <style:text-properties fo:color="#0d0d0d" style:font-name="DejaVu Sans" fo:font-size="12pt" style:font-size-asian="12pt" style:font-name-complex="Cambria Math1" style:font-size-complex="12pt"/>
    </style:style>
    <style:style style:name="T12" style:family="text">
      <style:text-properties fo:color="#0d0d0d" style:font-name="DejaVu Sans" fo:font-size="12pt" fo:font-style="italic" style:font-size-asian="12pt" style:font-style-asian="italic" style:font-name-complex="Times New Roman1" style:font-size-complex="12pt"/>
    </style:style>
    <style:style style:name="T13" style:family="text">
      <style:text-properties fo:color="#000000" style:text-position="sub 58%" style:font-name="DejaVu Sans" fo:font-size="12pt" style:font-size-asian="12pt" style:font-name-complex="Times New Roman1" style:font-size-complex="12pt"/>
    </style:style>
    <style:style style:name="T14" style:family="text">
      <style:text-properties fo:color="#000000" style:text-position="super 58%" style:font-name="DejaVu Sans" fo:font-size="12pt" style:font-size-asian="12pt" style:font-name-complex="Times New Roman1" style:font-size-complex="12pt"/>
    </style:style>
    <style:style style:name="T15" style:family="text">
      <style:text-properties fo:color="#000000" style:font-name="DejaVu Sans" fo:font-size="12pt" style:font-size-asian="12pt" style:font-name-complex="Times New Roman1" style:font-size-complex="12pt"/>
    </style:style>
    <style:style style:name="T16" style:family="text">
      <style:text-properties fo:color="#000000" style:font-name="DejaVu Sans" fo:font-size="12pt" officeooo:rsid="001cdcf7" style:font-size-asian="12pt" style:font-name-complex="Times New Roman1" style:font-size-complex="12pt"/>
    </style:style>
    <style:style style:name="T17" style:family="text">
      <style:text-properties fo:color="#000000" style:font-name="DejaVu Sans" fo:font-size="12pt" fo:font-weight="bold" style:font-size-asian="12pt" style:font-weight-asian="bold" style:font-name-complex="Times New Roman1" style:font-size-complex="12pt"/>
    </style:style>
    <style:style style:name="T18" style:family="text">
      <style:text-properties style:font-name-complex="Times New Roman1"/>
    </style:style>
    <style:style style:name="T19" style:family="text">
      <style:text-properties style:font-name="DejaVu Sans" fo:font-size="12pt" style:font-size-asian="12pt" style:font-size-complex="12pt"/>
    </style:style>
    <style:style style:name="T20" style:family="text">
      <style:text-properties style:font-name="DejaVu Sans" fo:font-size="12pt" officeooo:rsid="001d7a84" style:font-size-asian="12pt" style:font-size-complex="12pt"/>
    </style:style>
    <style:style style:name="T21" style:family="text">
      <style:text-properties style:font-name="DejaVu Sans" fo:font-size="12pt" officeooo:rsid="001d52bc" style:font-size-asian="12pt" style:font-size-complex="12pt"/>
    </style:style>
    <style:style style:name="T22" style:family="text">
      <style:text-properties style:font-name="DejaVu Sans" fo:font-size="12pt" officeooo:rsid="001f2be7" style:font-size-asian="12pt" style:font-size-complex="12pt"/>
    </style:style>
    <style:style style:name="T23" style:family="text">
      <style:text-properties style:font-name="DejaVu Sans" fo:font-size="12pt" officeooo:rsid="00217d2a" style:font-size-asian="12pt" style:font-size-complex="12pt"/>
    </style:style>
    <style:style style:name="T24" style:family="text">
      <style:text-properties style:font-name="DejaVu Sans" fo:font-size="12pt" officeooo:rsid="002288a1" style:font-size-asian="12pt" style:font-size-complex="12pt"/>
    </style:style>
    <style:style style:name="T25" style:family="text">
      <style:text-properties style:font-name="DejaVu Sans" fo:font-size="12pt" officeooo:rsid="00244739" style:font-size-asian="12pt" style:font-size-complex="12pt"/>
    </style:style>
    <style:style style:name="T26" style:family="text">
      <style:text-properties style:font-name="DejaVu Sans" fo:font-size="12pt" officeooo:rsid="0027c36f" style:font-size-asian="12pt" style:font-size-complex="12pt"/>
    </style:style>
    <style:style style:name="T27" style:family="text">
      <style:text-properties style:font-name="DejaVu Sans" fo:font-size="12pt" officeooo:rsid="00288ca5" style:font-size-asian="12pt" style:font-size-complex="12pt"/>
    </style:style>
    <style:style style:name="T28" style:family="text">
      <style:text-properties style:font-name="DejaVu Sans" fo:font-size="12pt" style:font-size-asian="12pt" style:font-name-complex="Times New Roman1" style:font-size-complex="12pt"/>
    </style:style>
    <style:style style:name="T29" style:family="text">
      <style:text-properties style:font-name="DejaVu Sans" fo:font-size="12pt" officeooo:rsid="001ead29" style:font-size-asian="12pt" style:font-name-complex="Times New Roman1" style:font-size-complex="12pt"/>
    </style:style>
    <style:style style:name="T30" style:family="text">
      <style:text-properties style:font-name="DejaVu Sans" fo:font-size="12pt" officeooo:rsid="001f2be7" style:font-size-asian="12pt" style:font-name-complex="Times New Roman1" style:font-size-complex="12pt"/>
    </style:style>
    <style:style style:name="T31" style:family="text">
      <style:text-properties style:font-name="DejaVu Sans" fo:font-size="12pt" officeooo:rsid="001f2be7" style:font-size-asian="12pt" style:font-name-complex="Times New Roman1" style:font-size-complex="12pt"/>
    </style:style>
    <style:style style:name="T32" style:family="text">
      <style:text-properties style:font-name="DejaVu Sans" fo:font-size="12pt" officeooo:rsid="001cdcf7" style:font-size-asian="12pt" style:font-name-complex="Times New Roman1" style:font-size-complex="12pt"/>
    </style:style>
    <style:style style:name="T33" style:family="text">
      <style:text-properties style:font-name="DejaVu Sans" fo:font-size="12pt" style:font-size-asian="12pt" style:font-name-complex="Times New Roman1" style:font-size-complex="12pt"/>
    </style:style>
    <style:style style:name="T34" style:family="text">
      <style:text-properties style:font-name="DejaVu Sans" fo:font-size="12pt" style:font-size-asian="12pt" style:font-name-complex="Times New Roman1" style:font-size-complex="12pt"/>
    </style:style>
    <style:style style:name="T35" style:family="text">
      <style:text-properties style:font-name="DejaVu Sans" fo:font-size="12pt" officeooo:rsid="001d52bc" style:font-size-asian="12pt" style:font-name-complex="Times New Roman1" style:font-size-complex="12pt"/>
    </style:style>
    <style:style style:name="T36" style:family="text">
      <style:text-properties style:font-name="DejaVu Sans" fo:font-size="12pt" officeooo:rsid="001d7a84" style:font-size-asian="12pt" style:font-name-complex="Times New Roman1" style:font-size-complex="12pt"/>
    </style:style>
    <style:style style:name="T37" style:family="text">
      <style:text-properties style:font-name="DejaVu Sans" fo:font-size="12pt" officeooo:rsid="0026cc7c" style:font-size-asian="12pt" style:font-name-complex="Times New Roman1" style:font-size-complex="12pt"/>
    </style:style>
    <style:style style:name="T38" style:family="text">
      <style:text-properties style:text-position="sub 58%" style:font-name="DejaVu Sans" fo:font-size="12pt" officeooo:rsid="001cdcf7" style:font-size-asian="12pt" style:font-name-complex="Times New Roman1" style:font-size-complex="12pt"/>
    </style:style>
    <style:style style:name="T39" style:family="text">
      <style:text-properties style:text-position="sub 58%" style:font-name="DejaVu Sans" fo:font-size="12pt" style:font-size-asian="12pt" style:font-name-complex="Times New Roman1" style:font-size-complex="12pt"/>
    </style:style>
    <style:style style:name="T40" style:family="text">
      <style:text-properties fo:color="#21409a" style:font-name="DejaVu Sans" fo:font-size="12pt" style:font-size-asian="12pt" style:font-name-complex="Times New Roman1" style:font-size-complex="12pt"/>
    </style:style>
    <style:style style:name="T41" style:family="text">
      <style:text-properties fo:color="#21409a" style:text-position="sub 58%" style:font-name="DejaVu Sans" fo:font-size="12pt" style:font-size-asian="12pt" style:font-name-complex="Times New Roman1"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Jason Lubrano</text:p>
      <text:p text:style-name="P1">Problem Set #1</text:p>
      <text:p text:style-name="P1"><text:span text:style-name="T18">Due Tuesday Sept 17</text:span><text:span text:style-name="T1">th</text:span><text:span text:style-name="T18"> by 12:30pm</text:span></text:p>
      <text:p text:style-name="P2"><text:span text:style-name="T7">Assume that 1 Kbps = 10</text:span><text:span text:style-name="T4">3 </text:span><text:span text:style-name="T7">bits/sec, 1 Mbps = 10</text:span><text:span text:style-name="T4">6 </text:span><text:span text:style-name="T7">bits/sec, 1 Gbps = 10</text:span><text:span text:style-name="T4">9</text:span><text:span text:style-name="T7"> bits/sec, and 1</text:span><text:span text:style-name="T8">MB = 10</text:span><text:span text:style-name="T5">6</text:span><text:span text:style-name="T8"> x 8 bits. The capital ‘B’ typically means ‘byte’ while the lowercase ‘b’ indicates ‘bit’.</text:span></text:p>
      <text:p text:style-name="P2"/>
      <text:list xml:id="list3273143307" text:style-name="L1">
        <text:list-item>
          <text:p text:style-name="P3"><text:span text:style-name="T20">(</text:span><text:span text:style-name="T19">3pts) What advantage does a circuit-switched network have over a packet-switched network?</text:span></text:p>
          <text:list>
            <text:list-item>
              <text:list>
                <text:list-item>
                  <text:p text:style-name="P6"><text:span text:style-name="T19">Circuit switching has the advantage of establishing a dedicated circuit across a sequence of links and then allows the source node to send a stream of bits across this circuit to the destination node.</text:span></text:p>
                </text:list-item>
              </text:list>
            </text:list-item>
          </text:list>
        </text:list-item>
        <text:list-item>
          <text:p text:style-name="P3"><text:span text:style-name="T19">(3pts) What advantage does TDM have over FDM in a circuit switched network?</text:span></text:p>
          <text:list>
            <text:list-item>
              <text:list>
                <text:list-item>
                  <text:p text:style-name="P7"><text:span text:style-name="T20">I</text:span><text:span text:style-name="T19">n TMD, time is divided into equal amounts/frames and each flow is given a fixed duration in which to send its data over the link. FDM divides the frequencies so each flow can transmit data at different frequencies. The advantage TDM has over FDM for a circuit-switched network is the capability to use the entire bandwidth.</text:span></text:p>
                </text:list-item>
              </text:list>
            </text:list-item>
          </text:list>
        </text:list-item>
        <text:list-item>
          <text:p text:style-name="P3"><text:span text:style-name="T15">(21pts) Consider two hosts, A and B, which are connected by a link (</text:span><text:span text:style-name="T17">R</text:span><text:span text:style-name="T15"> bps). Suppose that the two hosts are separated by </text:span><text:span text:style-name="T17">m</text:span><text:span text:style-name="T15"> meters, and the speed along with link is </text:span><text:span text:style-name="T17">s</text:span><text:span text:style-name="T15"> meters/sec. Host A is to send a packet of size </text:span><text:span text:style-name="T17">L</text:span><text:span text:style-name="T15"> bits to Host B.</text:span></text:p>
          <text:list>
            <text:list-item>
              <text:p text:style-name="P3"><text:span text:style-name="T15">Express the propagation delay, d</text:span><text:span text:style-name="T13">prop</text:span><text:span text:style-name="T15">, in terms of m and s.</text:span></text:p>
              <text:list>
                <text:list-item>
                  <text:p text:style-name="P7"><text:span text:style-name="T32">d</text:span><text:span text:style-name="T38">prop </text:span><text:span text:style-name="T32">= m / s – seconds</text:span></text:p>
                </text:list-item>
              </text:list>
            </text:list-item>
            <text:list-item>
              <text:p text:style-name="P3"><text:span text:style-name="T15">Determine the transmission time of the packet, d</text:span><text:span text:style-name="T13">trans</text:span><text:span text:style-name="T15">, in terms of L and R.</text:span></text:p>
              <text:list>
                <text:list-item>
                  <text:p text:style-name="P7"><text:span text:style-name="T32">d</text:span><text:span text:style-name="T38">trans <text:s/></text:span><text:span text:style-name="T32">= L / R – seconds</text:span></text:p>
                </text:list-item>
              </text:list>
            </text:list-item>
            <text:list-item>
              <text:p text:style-name="P3"><text:span text:style-name="T19">Ignoring processing and queuing delays, obtain an expression for the end-to-end delay (one-way delay from Host A to Host B)</text:span></text:p>
              <text:list>
                <text:list-item>
                  <text:p text:style-name="P7"><text:span text:style-name="T19">Latency = m / s + L / R – seconds</text:span></text:p>
                </text:list-item>
              </text:list>
            </text:list-item>
            <text:list-item>
              <text:p text:style-name="P3"><text:soft-page-break/><text:span text:style-name="T16">S</text:span><text:span text:style-name="T15">uppose Host A begins to transmit the packet at time t = 0, At time </text:span><text:span text:style-name="T40">t = d</text:span><text:span text:style-name="T41">trans</text:span><text:span text:style-name="T40">, where is the last bit of the packet?</text:span></text:p>
              <text:list>
                <text:list-item>
                  <text:p text:style-name="P7"><text:span text:style-name="T28">Since d</text:span><text:span text:style-name="T39">trans <text:s/></text:span><text:span text:style-name="T28">= L / R – seconds, the last bit of the packet would be leaving host A</text:span></text:p>
                </text:list-item>
              </text:list>
            </text:list-item>
            <text:list-item>
              <text:p text:style-name="P3"><text:span text:style-name="T16">S</text:span><text:span text:style-name="T15">uppose d</text:span><text:span text:style-name="T13">prop</text:span><text:span text:style-name="T15"> is greater than d</text:span><text:span text:style-name="T13">trans</text:span><text:span text:style-name="T15"> . At time t = d</text:span><text:span text:style-name="T13">trans</text:span><text:span text:style-name="T15">, where is the first bit of the packet?</text:span></text:p>
              <text:list>
                <text:list-item>
                  <text:p text:style-name="P7"><text:span text:style-name="T32">d</text:span><text:span text:style-name="T38">prop </text:span><text:span text:style-name="T32">= m / s – seconds</text:span></text:p>
                </text:list-item>
                <text:list-item>
                  <text:p text:style-name="P7"><text:span text:style-name="T32">d</text:span><text:span text:style-name="T38">trans <text:s/></text:span><text:span text:style-name="T32">= L / R – seconds</text:span></text:p>
                </text:list-item>
                <text:list-item>
                  <text:p text:style-name="P7"><text:span text:style-name="T19">m / s &gt; L / R</text:span></text:p>
                </text:list-item>
                <text:list-item>
                  <text:p text:style-name="P7"><text:span text:style-name="T19">Therefore, the first bit has not reached Host B and the packed is still in the link.</text:span></text:p>
                </text:list-item>
              </text:list>
            </text:list-item>
            <text:list-item>
              <text:p text:style-name="P3"><text:span text:style-name="T15">Suppose d</text:span><text:span text:style-name="T13">prop</text:span><text:span text:style-name="T15"> is less than d</text:span><text:span text:style-name="T13">trans</text:span><text:span text:style-name="T15"> . At time t = d</text:span><text:span text:style-name="T13">trans</text:span><text:span text:style-name="T15">, where is the first bit of the packet?</text:span></text:p>
              <text:list>
                <text:list-item>
                  <text:p text:style-name="P7"><text:span text:style-name="T32">d</text:span><text:span text:style-name="T38">prop </text:span><text:span text:style-name="T32">= m / s – seconds</text:span></text:p>
                </text:list-item>
                <text:list-item>
                  <text:p text:style-name="P7"><text:span text:style-name="T32">d</text:span><text:span text:style-name="T38">trans <text:s/></text:span><text:span text:style-name="T32">= L / R – seconds</text:span></text:p>
                </text:list-item>
                <text:list-item>
                  <text:p text:style-name="P7"><text:span text:style-name="T19">m / s &lt; L / R</text:span></text:p>
                </text:list-item>
                <text:list-item>
                  <text:p text:style-name="P7"><text:span text:style-name="T19">Therefore, the first bit would have just reached Host B</text:span></text:p>
                </text:list-item>
              </text:list>
            </text:list-item>
            <text:list-item>
              <text:p text:style-name="P3"><text:span text:style-name="T15">Suppose s = 2.5 * 10</text:span><text:span text:style-name="T14">8</text:span><text:span text:style-name="T15">, L = 120bits, and R = 56Kbps. Find the distance m so that d</text:span><text:span text:style-name="T13">prop</text:span><text:span text:style-name="T15"> equals d</text:span><text:span text:style-name="T13">trans</text:span><text:span text:style-name="T15">.</text:span></text:p>
              <text:list>
                <text:list-item>
                  <text:p text:style-name="P7"><text:span text:style-name="T28">d</text:span><text:span text:style-name="T39">prop </text:span><text:span text:style-name="T28">= d</text:span><text:span text:style-name="T39">trans </text:span></text:p>
                </text:list-item>
                <text:list-item>
                  <text:p text:style-name="P7"><text:span text:style-name="T19">m / s = <text:s/>L / R</text:span></text:p>
                </text:list-item>
                <text:list-item>
                  <text:p text:style-name="P7"><text:span text:style-name="T19">m = (2.5 x 10^8 m/s) * (120 b/ 56xx10^3 b/s)</text:span></text:p>
                </text:list-item>
                <text:list-item>
                  <text:p text:style-name="P7"><text:span text:style-name="T19">m = 535714.28- m → 540 Km</text:span></text:p>
                </text:list-item>
              </text:list>
            </text:list-item>
          </text:list>
        </text:list-item>
        <text:list-item>
          <text:p text:style-name="P3"><text:span text:style-name="T19">(8pts) We consider sending real-time voice from Host A to Host B over a packet-switched network. Host A converts analog voice to a digital 65kbps bit stream and send these bits into 56-byte packets. There is one link between Hosts A and B and the transmission rate is 1 Mbps and its propagation delay is 20 msec. As soon as Host A gathers a packet, it sends it to Host B. As soon as Host B receives an entire packet, it converts the packet’s bits into an analog signal. How much time elapses from the time a bit is created (from the original analog </text:span><text:soft-page-break/><text:span text:style-name="T19">signal at Host A) until the bit is decoded (as part of the analog signal at Host B)?</text:span></text:p>
          <text:list>
            <text:list-item>
              <text:list>
                <text:list-item>
                  <text:p text:style-name="P7"><text:span text:style-name="T21">t = dprop + transmit packet time + bit conversion time</text:span></text:p>
                </text:list-item>
                <text:list-item>
                  <text:p text:style-name="P7"><text:span text:style-name="T21">t = 20 –ms + 56*8/10^6 –s + 56*8/65*10^3=s</text:span></text:p>
                </text:list-item>
                <text:list-item>
                  <text:p text:style-name="P7"><text:span text:style-name="T21">t = 20 -ms + 0.45 -ms + 6.8 -ms</text:span></text:p>
                </text:list-item>
                <text:list-item>
                  <text:p text:style-name="P7"><text:span text:style-name="T21">t = 27.25 -ms → 27 -ms</text:span></text:p>
                </text:list-item>
              </text:list>
            </text:list-item>
          </text:list>
        </text:list-item>
        <text:list-item>
          <text:p text:style-name="P3"><text:span text:style-name="T20">(</text:span><text:span text:style-name="T19">12pts) Consider a Go-Back-N sliding window algorithm (1 packet is 250 bytes long) running over a 100km point-to-point fiber link with bandwidth of 100 Mbps.</text:span></text:p>
          <text:list>
            <text:list-item>
              <text:p text:style-name="P3"><text:span text:style-name="T15">Compute the one-way propagation delay for this link, assuming that the speed of light is 2 x 10</text:span><text:span text:style-name="T14">8</text:span><text:span text:style-name="T15"> m/s in the fiber.</text:span></text:p>
              <text:list>
                <text:list-item>
                  <text:p text:style-name="P16"><text:span text:style-name="T37">d</text:span><text:span text:style-name="T28">prop = 100 -Km / 2*10^8 -m/s</text:span></text:p>
                </text:list-item>
                <text:list-item>
                  <text:p text:style-name="P16"><text:span text:style-name="T28">dprop = 0.5 -ms</text:span></text:p>
                </text:list-item>
              </text:list>
            </text:list-item>
            <text:list-item>
              <text:p text:style-name="P3"><text:span text:style-name="T19">Suggest a suitable timeout value for the algorithm to use. List factors you need to consider.</text:span></text:p>
              <text:list>
                <text:list-item>
                  <text:p text:style-name="P17"><text:span text:style-name="T19">If the receiver has received N packets (the size of the window) the acknowledgment number will be N+1. It is important that the acknowledgment timer will not start after the expiry of the first timer. The timeout timer should be greater than the acknowledgment timer. The time out should be RTT of the time it takes the sender to send N packets + the time it takes the receiver to generate and send the acknowledgment message (and for that message to have reached the sender).</text:span></text:p>
                </text:list-item>
              </text:list>
            </text:list-item>
            <text:list-item>
              <text:p text:style-name="P3"><text:span text:style-name="T19">Suggest N to achieve 100% utilization in this link.</text:span></text:p>
              <text:list>
                <text:list-item>
                  <text:p text:style-name="P18"><text:span text:style-name="T19">U = N * dframe / (2*dprop + dframe)</text:span></text:p>
                </text:list-item>
                <text:list-item>
                  <text:p text:style-name="P18"><text:span text:style-name="T19">dframe is the delay between each packet sent</text:span></text:p>
                </text:list-item>
                <text:list-item>
                  <text:p text:style-name="P18"><text:span text:style-name="T19">dprop is the propagation delay</text:span></text:p>
                </text:list-item>
                <text:list-item>
                  <text:p text:style-name="P20"><text:span text:style-name="T19">U is the utilization rate</text:span></text:p>
                </text:list-item>
              </text:list>
            </text:list-item>
          </text:list>
        </text:list-item>
      </text:list>
      <text:list xml:id="list1187363494" text:style-name="L7">
        <text:list-item>
          <text:list>
            <text:list-item>
              <text:list>
                <text:list-item>
                  <text:p text:style-name="P19"><text:span text:style-name="T27">N = </text:span><text:span text:style-name="T19">U * (2*dprop + dframe) / </text:span><text:span text:style-name="T27">dframe</text:span></text:p>
                </text:list-item>
              </text:list>
            </text:list-item>
          </text:list>
        </text:list-item>
      </text:list>
      <text:list xml:id="list213250759022385" text:continue-list="list3273143307" text:style-name="L1">
        <text:list-item>
          <text:list>
            <text:list-item>
              <text:list>
                <text:list-item>
                  <text:p text:style-name="P20"><text:span text:style-name="T26">N </text:span><text:span text:style-name="T19">= (2 * (100Km/2*10^8m/s) + ((250 bytes) / 100 Mbps)) / ((250 bytes) / 100 Mbps)</text:span></text:p>
                </text:list-item>
                <text:list-item>
                  <text:p text:style-name="P20"><text:span text:style-name="T19">N = 51</text:span></text:p>
                </text:list-item>
              </text:list>
            </text:list-item>
          </text:list>
        </text:list-item>
        <text:list-item>
          <text:p text:style-name="P3"><text:soft-page-break/><text:span text:style-name="T9">(</text:span><text:span text:style-name="T10">12pts) Suppose a 1-Gbps point-to-point link is being set up between the Earth and a new lunar colony. The distance from the moon to the Earth is approximately 385,000 km, and data travels over the link at the speed of light—3×10</text:span><text:span text:style-name="T6">8</text:span><text:span text:style-name="T10"> m/s.</text:span></text:p>
          <text:list>
            <text:list-item>
              <text:p text:style-name="P3"><text:span text:style-name="T19">Calculate the minimum RTT for the link.</text:span></text:p>
              <text:p text:style-name="P9"><text:span text:style-name="T19">RTT = 2 * 385,000 -Km / 3.0*10^8 -m/s</text:span></text:p>
              <text:p text:style-name="P9"><text:span text:style-name="T19">RTT = 2.567 -s → 2.57 seconds</text:span></text:p>
            </text:list-item>
            <text:list-item>
              <text:p text:style-name="P3"><text:span text:style-name="T19">Using the RTT as the delay, calculate the </text:span><text:bookmark-start text:name="_Hlk493246519"/><text:span text:style-name="T19">delay × bandwidth </text:span><text:bookmark-end text:name="_Hlk493246519"/><text:span text:style-name="T19">product for the link.</text:span></text:p>
              <text:p text:style-name="P9"><text:span text:style-name="T19">delay x bandwidth = RTT * 1 -Gbps</text:span></text:p>
              <text:p text:style-name="P9"><text:span text:style-name="T19">dxb = 2.57 -Gb</text:span></text:p>
            </text:list-item>
            <text:list-item>
              <text:p text:style-name="P3"><text:span text:style-name="T19">What is the significance of the delay × bandwidth product computed in (b) ?</text:span></text:p>
              <text:list>
                <text:list-item>
                  <text:p text:style-name="P9"><text:span text:style-name="T19">The delay x bandwidth product signifies the amount of data a sender can send before receiving acknowledgment that the receiver received the first bit. </text:span></text:p>
                </text:list-item>
              </text:list>
            </text:list-item>
          </text:list>
        </text:list-item>
        <text:list-item>
          <text:p text:style-name="P3"><text:span text:style-name="T10">(12</text:span><text:bookmark text:name="_GoBack"/><text:span text:style-name="T10">pts) </text:span><text:span text:style-name="T28">Host A wants to send a 1,000 KB file to Host B. The Round Trip Time (RTT) of the Duplex Link between Host A and B is 160ms. Packet size is 1KB. A handshake between A and B is needed before data packets can start transferring which takes 2xRTT. Calculate the total required time of file transfer in the following cases. The transfer is considered complete when the </text:span><text:span text:style-name="T29">acknowledgment</text:span><text:span text:style-name="T28"> for the final packet reaches A.</text:span><text:span text:style-name="T10"> </text:span></text:p>
          <text:list>
            <text:list-item>
              <text:p text:style-name="P4"><text:span text:style-name="T28">The bandwidth of the link is 4Mbps. Data packets can be continuously transferred on the link.</text:span></text:p>
              <text:list>
                <text:list-item>
                  <text:p text:style-name="P8"><text:span text:style-name="T30">t = 2*160 -ms + 1000*(1 -KB / 4 -Mbps)</text:span></text:p>
                </text:list-item>
                <text:list-item>
                  <text:p text:style-name="P8"><text:span text:style-name="T30">t = 2.32 -seconds</text:span></text:p>
                </text:list-item>
              </text:list>
            </text:list-item>
            <text:list-item>
              <text:p text:style-name="P4"><text:span text:style-name="T28">The bandwidth of the link is 4Mbps. After sending each packet, A need to wait one RTT before the next packet can be transferred</text:span><text:span text:style-name="T10">. </text:span></text:p>
              <text:list>
                <text:list-item>
                  <text:p text:style-name="P8"><text:span text:style-name="T30">t = 2*160 -ms + 1000*(160 -ms + 1 -KB / 4 -Mbps)</text:span></text:p>
                </text:list-item>
                <text:list-item>
                  <text:p text:style-name="P8"><text:span text:style-name="T30">t = 162 -seconds</text:span></text:p>
                </text:list-item>
              </text:list>
            </text:list-item>
            <text:list-item>
              <text:p text:style-name="P4"><text:soft-page-break/><text:span text:style-name="T19">Assume we have “unlimited” bandwidth on the link, meaning that we assume transmit time to be zero. After sending 50 packets, A need to wait one RTT before sending next group of 50 packets.</text:span></text:p>
              <text:list>
                <text:list-item>
                  <text:p text:style-name="P8"><text:span text:style-name="T22">t = (1000 -pkts/ 50 -pkts) * 160</text:span></text:p>
                </text:list-item>
                <text:list-item>
                  <text:p text:style-name="P8"><text:span text:style-name="T22">t = 3.2 -seconds</text:span></text:p>
                </text:list-item>
              </text:list>
            </text:list-item>
            <text:list-item>
              <text:p text:style-name="P4"><text:span text:style-name="T28">The bandwidth of the link is 4Mbps. During the first transmission A can send one (2</text:span><text:span text:style-name="T2">1-1</text:span><text:span text:style-name="T28">) packets, during the 2</text:span><text:span text:style-name="T2">nd</text:span><text:span text:style-name="T28"> transmission A can send 2</text:span><text:span text:style-name="T2">2-1</text:span><text:span text:style-name="T28"> packets, during the 3</text:span><text:span text:style-name="T2">rd</text:span><text:span text:style-name="T28"> transmission A can send 2</text:span><text:span text:style-name="T2">3-1</text:span><text:span text:style-name="T28"> packets, and so on. Assume A still need to wait for 1 RTT between each transmission.</text:span></text:p>
              <text:list>
                <text:list-item>
                  <text:p text:style-name="P8"><text:span text:style-name="T30">2^n-1 → 1000</text:span><text:span text:style-name="T3">th</text:span><text:span text:style-name="T30"> packet sent on 10</text:span><text:span text:style-name="T3">th</text:span><text:span text:style-name="T30"> round</text:span></text:p>
                </text:list-item>
              </text:list>
            </text:list-item>
          </text:list>
        </text:list-item>
      </text:list>
      <text:list xml:id="list3377971679" text:style-name="L5">
        <text:list-item>
          <text:list>
            <text:list-item>
              <text:list>
                <text:list-item>
                  <text:p text:style-name="P10"><text:span text:style-name="T28">t = 2*160 -ms + 10*(160 -ms + 1 -KB / 4 -Mbps)</text:span></text:p>
                </text:list-item>
                <text:list-item>
                  <text:p text:style-name="P10"><text:span text:style-name="T28">t = 1.94 -seconds</text:span></text:p>
                </text:list-item>
              </text:list>
            </text:list-item>
          </text:list>
        </text:list-item>
      </text:list>
      <text:list xml:id="list213249323949944" text:continue-list="list213250759022385" text:style-name="L1">
        <text:list-item>
          <text:p text:style-name="P3"><text:span text:style-name="T10">(5pts) Determine the width of a bit on a 10 Gbps link. Assume a copper wire, where the speed of propagation is 2.3 </text:span><text:span text:style-name="T11">∗</text:span><text:span text:style-name="T10"> 10</text:span><text:span text:style-name="T6">8</text:span><text:span text:style-name="T10"> m/s. </text:span></text:p>
          <text:list>
            <text:list-item>
              <text:list>
                <text:list-item>
                  <text:p text:style-name="P11"><text:span text:style-name="T28">width = speed of prop / R</text:span></text:p>
                </text:list-item>
                <text:list-item>
                  <text:p text:style-name="P11"><text:span text:style-name="T28">width = 2.8 * 10^8 -m/s/ 10 -Gbps</text:span></text:p>
                </text:list-item>
                <text:list-item>
                  <text:p text:style-name="P11"><text:span text:style-name="T28">width = 0.023 -m/b</text:span></text:p>
                </text:list-item>
              </text:list>
            </text:list-item>
          </text:list>
        </text:list-item>
        <text:list-item>
          <text:p text:style-name="P3"><text:span text:style-name="T15">(12 pts) Suppose two hosts, A and B, are separated by 20,000 kilometers and they are connected by a direct link of R=1Gbps. Suppose the propagation speed over the link is 2.5 x 10</text:span><text:span text:style-name="T14">8 </text:span><text:span text:style-name="T15">meters/sec.</text:span></text:p>
          <text:list>
            <text:list-item>
              <text:p text:style-name="P3"><text:span text:style-name="T19">Calculate the bandwidth delay product (BDP) of the link.</text:span></text:p>
              <text:list>
                <text:list-item>
                  <text:p text:style-name="P12"><text:span text:style-name="T19">BDP = dprop * </text:span><text:span text:style-name="T23">R</text:span></text:p>
                </text:list-item>
                <text:list-item>
                  <text:p text:style-name="P12"><text:span text:style-name="T23">BDP = (</text:span><text:span text:style-name="T19">20000 -Km / </text:span><text:span text:style-name="T23">2.5*10^8 -m/s) * </text:span><text:span text:style-name="T19">2 -Mbps</text:span></text:p>
                </text:list-item>
                <text:list-item>
                  <text:p text:style-name="P13"><text:span text:style-name="T19">BDP = 160,000 -b → 160 -Kb</text:span></text:p>
                </text:list-item>
              </text:list>
            </text:list-item>
            <text:list-item>
              <text:p text:style-name="P5"><text:span text:style-name="T19">Consider sending a file of 800,000 bits from Host A to Host B as one large message. What is the maximum number of bits that will be in the link at any given time?</text:span></text:p>
              <text:list>
                <text:list-item>
                  <text:p text:style-name="P13"><text:span text:style-name="T19">The BDP is the maximum number of bits that can be in the link. Therefore, only 160 -Kb can be in the link at at any given time.</text:span></text:p>
                </text:list-item>
              </text:list>
            </text:list-item>
            <text:list-item>
              <text:p text:style-name="P5"><text:span text:style-name="T19">What is the width (in meters) of a bit in the link?</text:span></text:p>
              <text:list>
                <text:list-item>
                  <text:p text:style-name="P13"><text:span text:style-name="T19">width = 20000 -Km / 160 -Kb</text:span></text:p>
                </text:list-item>
                <text:list-item>
                  <text:p text:style-name="P13"><text:soft-page-break/>width = 125 -m/b</text:p>
                </text:list-item>
              </text:list>
            </text:list-item>
            <text:list-item>
              <text:p text:style-name="P3"><text:span text:style-name="T19">Suppose now the file is broken up into 20 packets with each packet containing 40,000 bits. Suppose that each packet is acknowledged by the receiver and the transmission time of an </text:span><text:span text:style-name="T24">acknowledgment</text:span><text:span text:style-name="T19"> packet is negligible. Finally, assume that the sender cannot send a packet until the preceding one is acknowledged. How long does it take to send the file.</text:span></text:p>
              <text:list>
                <text:list-item>
                  <text:p text:style-name="P14"><text:span text:style-name="T25">t</text:span><text:span text:style-name="T19"> = </text:span><text:span text:style-name="T25">20 * ( RTT + 40-Kb / R)</text:span></text:p>
                </text:list-item>
                <text:list-item>
                  <text:p text:style-name="P15"><text:span text:style-name="T19">t = 20 * ( 20000 -Km / 2.5*10^8 -m/s + 40 -Kb / 1 -Gbps)</text:span></text:p>
                </text:list-item>
                <text:list-item>
                  <text:p text:style-name="P15"><text:span text:style-name="T19">t = 1.601 -seconds</text:span></text:p>
                </text:list-item>
              </text:list>
            </text:list-item>
          </text:list>
        </text:list-item>
        <text:list-item>
          <text:p text:style-name="P3"><text:span text:style-name="T10">(12 pts) Suppose there is a 10 Mbps microwave link between a geostationary satellite and its base station on Earth. Every minute the satellite takes a digital photo and sends it to the base station. Assume a propagation speed of 2.4 x 10</text:span><text:span text:style-name="T6">8</text:span><text:span text:style-name="T10"> meters/sec. Geostationary satellite is 36,000 kilometers away from earth surface</text:span></text:p>
          <text:list>
            <text:list-item>
              <text:p text:style-name="P3"><text:span text:style-name="T19">What is the propagation delay of the link</text:span><text:span text:style-name="T20">?</text:span></text:p>
              <text:list>
                <text:list-item>
                  <text:p text:style-name="P7"><text:span text:style-name="T21">dprop = distance / speed</text:span></text:p>
                </text:list-item>
                <text:list-item>
                  <text:p text:style-name="P7"><text:span text:style-name="T21">dprop = 36,000,000 -m / 2.4*10^8 -m/s</text:span></text:p>
                </text:list-item>
                <text:list-item>
                  <text:p text:style-name="P7"><text:span text:style-name="T21">dprop = 0.15 -seconds</text:span></text:p>
                </text:list-item>
              </text:list>
            </text:list-item>
            <text:list-item>
              <text:p text:style-name="P3"><text:span text:style-name="T19">What is the bandwidth-delay product, R x (propagation delay)?</text:span></text:p>
              <text:list>
                <text:list-item>
                  <text:p text:style-name="P7"><text:span text:style-name="T21">BDP = R * dprop</text:span></text:p>
                </text:list-item>
                <text:list-item>
                  <text:p text:style-name="P7"><text:span text:style-name="T21">BDP = R * m / s = 10 Mbps * 0.15</text:span></text:p>
                </text:list-item>
                <text:list-item>
                  <text:p text:style-name="P7"><text:span text:style-name="T21">BDP = 1,500,000 bits → 1.5 Mb</text:span></text:p>
                </text:list-item>
              </text:list>
            </text:list-item>
            <text:list-item>
              <text:p text:style-name="P3"><text:span text:style-name="T10">Let </text:span><text:span text:style-name="T12">x</text:span><text:span text:style-name="T10"> denote the size of the photo. What is the minimum value of </text:span><text:span text:style-name="T12">x</text:span><text:span text:style-name="T10"> for the microwave link to be continuously transmitting? </text:span></text:p>
              <text:list>
                <text:list-item>
                  <text:p text:style-name="P7"><text:span text:style-name="T35">1 photo / min → 1 photo / 60 second</text:span><text:span text:style-name="T36">s</text:span></text:p>
                </text:list-item>
                <text:list-item>
                  <text:p text:style-name="P7"><text:span text:style-name="T36">x = </text:span><text:span text:style-name="T35">10 Mbps x 60 -</text:span><text:span text:style-name="T36">s</text:span></text:p>
                </text:list-item>
                <text:list-item>
                  <text:p text:style-name="P7"><text:span text:style-name="T36">x = </text:span><text:span text:style-name="T35">600,000,000 bits → 600 Mb</text:span></text:p>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Chandas" svg:font-family="Chandas" style:font-pitch="variable"/>
    <style:font-face style:name="aakar" svg:font-family="aakar" style:font-pitch="variable"/>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mbria Math1"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맑은 고딕" style:font-size-asian="12pt" style:language-asian="ko" style:country-asian="K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맑은 고딕" style:font-size-asian="12pt" style:language-asian="ko" style:country-asian="K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22</meta:editing-cycles>
    <meta:creation-date>2018-09-10T14:31:00</meta:creation-date>
    <dc:date>2019-09-15T21:32:48.732110903</dc:date>
    <meta:editing-duration>P1DT2H2M50S</meta:editing-duration>
    <meta:generator>LibreOffice/6.0.7.3$Linux_X86_64 LibreOffice_project/00m0$Build-3</meta:generator>
    <meta:print-date>2019-09-13T20:32:57.793679919</meta:print-date>
    <meta:document-statistic meta:table-count="0" meta:image-count="0" meta:object-count="0" meta:page-count="6" meta:paragraph-count="105" meta:word-count="1734" meta:character-count="8613" meta:non-whitespace-character-count="70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